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/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1013" table:default-cell-style-name="ce1"/>
        <table:table-row table:style-name="ro1">
          <table:table-cell office:value-type="string" calcext:value-type="string">
            <text:p>Image Siz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U(s)</text:p>
          </table:table-cell>
          <table:table-cell office:value-type="float" office:value="0.00021165" calcext:value-type="float">
            <text:p>0.00021165</text:p>
          </table:table-cell>
          <table:table-cell office:value-type="float" office:value="0.00083148" calcext:value-type="float">
            <text:p>0.00083148</text:p>
          </table:table-cell>
          <table:table-cell office:value-type="float" office:value="0.00332565" calcext:value-type="float">
            <text:p>0.00332565</text:p>
          </table:table-cell>
          <table:table-cell office:value-type="float" office:value="0.0161038" calcext:value-type="float">
            <text:p>0.0161038</text:p>
          </table:table-cell>
          <table:table-cell office:value-type="float" office:value="0.122014" calcext:value-type="float">
            <text:p>0.122014</text:p>
          </table:table-cell>
          <table:table-cell office:value-type="float" office:value="0.61761" calcext:value-type="float">
            <text:p>0.61761</text:p>
          </table:table-cell>
          <table:table-cell office:value-type="float" office:value="2.54932" calcext:value-type="float">
            <text:p>2.54932</text:p>
          </table:table-cell>
          <table:table-cell office:value-type="float" office:value="25.1704" calcext:value-type="float">
            <text:p>25.1704</text:p>
          </table:table-cell>
          <table:table-cell/>
          <table:table-cell office:value-type="string" calcext:value-type="string">
            <text:p>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PU(s)</text:p>
          </table:table-cell>
          <table:table-cell table:style-name="ce2" table:formula="of:=[.B4]/1000" office:value-type="float" office:value="0.000068" calcext:value-type="float">
            <text:p>6.80E-05</text:p>
          </table:table-cell>
          <table:table-cell table:formula="of:=[.C4]/1000" office:value-type="float" office:value="0.000084096" calcext:value-type="float">
            <text:p>0.000084096</text:p>
          </table:table-cell>
          <table:table-cell table:style-name="ce2" table:formula="of:=[.D4]/1000" office:value-type="float" office:value="0.000199744" calcext:value-type="float">
            <text:p>2.00E-04</text:p>
          </table:table-cell>
          <table:table-cell table:formula="of:=[.E4]/1000" office:value-type="float" office:value="0.000635488" calcext:value-type="float">
            <text:p>0.000635488</text:p>
          </table:table-cell>
          <table:table-cell table:style-name="ce2" table:formula="of:=[.F4]/1000" office:value-type="float" office:value="0.002362528" calcext:value-type="float">
            <text:p>2.36E-03</text:p>
          </table:table-cell>
          <table:table-cell table:formula="of:=[.G4]/1000" office:value-type="float" office:value="0.00964848" calcext:value-type="float">
            <text:p>0.00964848</text:p>
          </table:table-cell>
          <table:table-cell table:style-name="ce2" table:formula="of:=[.H4]/1000" office:value-type="float" office:value="0.037788734" calcext:value-type="float">
            <text:p>3.78E-02</text:p>
          </table:table-cell>
          <table:table-cell table:formula="of:=[.I4]/1000" office:value-type="float" office:value="0.148552292" calcext:value-type="float">
            <text:p>0.1485522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U(ms)</text:p>
          </table:table-cell>
          <table:table-cell table:style-name="ce2" office:value-type="float" office:value="0.068" calcext:value-type="float">
            <text:p>6.80E-02</text:p>
          </table:table-cell>
          <table:table-cell office:value-type="float" office:value="0.084096" calcext:value-type="float">
            <text:p>0.084096</text:p>
          </table:table-cell>
          <table:table-cell office:value-type="float" office:value="0.199744" calcext:value-type="float">
            <text:p>0.199744</text:p>
          </table:table-cell>
          <table:table-cell office:value-type="float" office:value="0.635488" calcext:value-type="float">
            <text:p>0.635488</text:p>
          </table:table-cell>
          <table:table-cell office:value-type="float" office:value="2.362528" calcext:value-type="float">
            <text:p>2.362528</text:p>
          </table:table-cell>
          <table:table-cell office:value-type="float" office:value="9.64848" calcext:value-type="float">
            <text:p>9.64848</text:p>
          </table:table-cell>
          <table:table-cell office:value-type="float" office:value="37.788734" calcext:value-type="float">
            <text:p>37.788734</text:p>
          </table:table-cell>
          <table:table-cell office:value-type="float" office:value="148.552292" calcext:value-type="float">
            <text:p>148.552292</text:p>
          </table:table-cell>
          <table:table-cell table:number-columns-repeated="2"/>
          <table:table-cell>
            <draw:frame draw:z-index="0" draw:name="Chart 1" draw:style-name="gr1" svg:width="5.9634in" svg:height="3.7315in" svg:x="0.3783in" svg:y="0.0094in">
              <draw:object draw:notify-on-update-of-ranges="Sheet1.B1:Sheet1.E1 Sheet1.B5:Sheet1.E5 Sheet1.B4:Sheet1.E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2" draw:name="Chart 4" draw:style-name="gr1" svg:width="5.9634in" svg:height="3.7315in" svg:x="0.4795in" svg:y="0.0421in">
              <draw:object draw:notify-on-update-of-ranges="Sheet1.B1:Sheet1.E1 Sheet1.B5:Sheet1.E5 Sheet1.B4:Sheet1.E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PU(ms)</text:p>
          </table:table-cell>
          <table:table-cell table:formula="of:=[.B2]*1000" office:value-type="float" office:value="0.21165" calcext:value-type="float">
            <text:p>0.21165</text:p>
          </table:table-cell>
          <table:table-cell table:formula="of:=[.C2]*1000" office:value-type="float" office:value="0.83148" calcext:value-type="float">
            <text:p>0.83148</text:p>
          </table:table-cell>
          <table:table-cell table:formula="of:=[.D2]*1000" office:value-type="float" office:value="3.32565" calcext:value-type="float">
            <text:p>3.32565</text:p>
          </table:table-cell>
          <table:table-cell table:formula="of:=[.E2]*1000" office:value-type="float" office:value="16.1038" calcext:value-type="float">
            <text:p>16.1038</text:p>
          </table:table-cell>
          <table:table-cell table:formula="of:=[.F2]*1000" office:value-type="float" office:value="122.014" calcext:value-type="float">
            <text:p>122.014</text:p>
          </table:table-cell>
          <table:table-cell table:formula="of:=[.G2]*1000" office:value-type="float" office:value="617.61" calcext:value-type="float">
            <text:p>617.61</text:p>
          </table:table-cell>
          <table:table-cell table:formula="of:=[.H2]*1000" office:value-type="float" office:value="2549.32" calcext:value-type="float">
            <text:p>2549.32</text:p>
          </table:table-cell>
          <table:table-cell table:formula="of:=[.I2]*1000" office:value-type="float" office:value="25170.4" calcext:value-type="float">
            <text:p>25170.4</text:p>
          </table:table-cell>
          <table:table-cell table:number-columns-repeated="19"/>
          <table:table-cell>
            <draw:frame draw:z-index="6" draw:name="Chart 8" draw:style-name="gr1" svg:width="7.5693in" svg:height="4.722in" svg:x="0.122in" svg:y="0.052in">
              <draw:object draw:notify-on-update-of-ranges="Sheet1.B20:Sheet1.B29 Sheet1.D20:Sheet1.D2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99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CPU(s)</text:p>
          </table:table-cell>
          <table:table-cell table:style-name="ce3" office:value-type="float" office:value="0.0002459" calcext:value-type="float">
            <text:p>0.0002459</text:p>
          </table:table-cell>
          <table:table-cell table:style-name="ce3" office:value-type="float" office:value="0.000516891" calcext:value-type="float">
            <text:p>0.000516891</text:p>
          </table:table-cell>
          <table:table-cell table:style-name="ce3" office:value-type="float" office:value="0.00206513" calcext:value-type="float">
            <text:p>0.00206513</text:p>
          </table:table-cell>
          <table:table-cell table:style-name="ce3" office:value-type="float" office:value="0.00824097" calcext:value-type="float">
            <text:p>0.00824097</text:p>
          </table:table-cell>
          <table:table-cell table:style-name="ce3" office:value-type="float" office:value="0.03292" calcext:value-type="float">
            <text:p>0.03292</text:p>
          </table:table-cell>
          <table:table-cell table:style-name="ce3" office:value-type="float" office:value="0.137182" calcext:value-type="float">
            <text:p>0.137182</text:p>
          </table:table-cell>
          <table:table-cell table:style-name="ce3" office:value-type="float" office:value="0.555226" calcext:value-type="float">
            <text:p>0.555226</text:p>
          </table:table-cell>
          <table:table-cell table:style-name="ce3" office:value-type="float" office:value="2.24717" calcext:value-type="float">
            <text:p>2.24717</text:p>
          </table:table-cell>
          <table:table-cell/>
          <table:table-cell office:value-type="string" calcext:value-type="string">
            <text:p>8 padd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PU(s)</text:p>
          </table:table-cell>
          <table:table-cell table:style-name="ce3" table:formula="of:=[.B15]/1000" office:value-type="float" office:value="0.0000936" calcext:value-type="float">
            <text:p>0.0000936</text:p>
          </table:table-cell>
          <table:table-cell table:style-name="ce3" table:formula="of:=[.C15]/1000" office:value-type="float" office:value="0.000110976" calcext:value-type="float">
            <text:p>0.000110976</text:p>
          </table:table-cell>
          <table:table-cell table:style-name="ce3" table:formula="of:=[.D15]/1000" office:value-type="float" office:value="0.000247776" calcext:value-type="float">
            <text:p>0.000247776</text:p>
          </table:table-cell>
          <table:table-cell table:style-name="ce3" table:formula="of:=[.E15]/1000" office:value-type="float" office:value="0.000714976" calcext:value-type="float">
            <text:p>0.000714976</text:p>
          </table:table-cell>
          <table:table-cell table:style-name="ce3" table:formula="of:=[.F15]/1000" office:value-type="float" office:value="0.002433536" calcext:value-type="float">
            <text:p>0.002433536</text:p>
          </table:table-cell>
          <table:table-cell table:style-name="ce3" table:formula="of:=[.G15]/1000" office:value-type="float" office:value="0.009897248" calcext:value-type="float">
            <text:p>0.009897248</text:p>
          </table:table-cell>
          <table:table-cell table:style-name="ce3" table:formula="of:=[.H15]/1000" office:value-type="float" office:value="0.038256386" calcext:value-type="float">
            <text:p>0.038256386</text:p>
          </table:table-cell>
          <table:table-cell table:style-name="ce3" table:formula="of:=[.I15]/1000" office:value-type="float" office:value="0.144269379" calcext:value-type="float">
            <text:p>0.1442693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U(ms)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110976" calcext:value-type="float">
            <text:p>0.110976</text:p>
          </table:table-cell>
          <table:table-cell office:value-type="float" office:value="0.247776" calcext:value-type="float">
            <text:p>0.247776</text:p>
          </table:table-cell>
          <table:table-cell office:value-type="float" office:value="0.714976" calcext:value-type="float">
            <text:p>0.714976</text:p>
          </table:table-cell>
          <table:table-cell office:value-type="float" office:value="2.433536" calcext:value-type="float">
            <text:p>2.433536</text:p>
          </table:table-cell>
          <table:table-cell office:value-type="float" office:value="9.897248" calcext:value-type="float">
            <text:p>9.897248</text:p>
          </table:table-cell>
          <table:table-cell office:value-type="float" office:value="38.256386" calcext:value-type="float">
            <text:p>38.256386</text:p>
          </table:table-cell>
          <table:table-cell office:value-type="float" office:value="144.269379" calcext:value-type="float">
            <text:p>144.269379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1"/>
          <table:table-cell>
            <draw:frame draw:z-index="1" draw:name="Chart 2" draw:style-name="gr1" svg:width="5.9201in" svg:height="2.9618in" svg:x="0.4169in" svg:y="0.1252in">
              <draw:object draw:notify-on-update-of-ranges="Sheet1.B4:Sheet1.E4 Sheet1.B5:Sheet1.E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19"/>
          <table:table-cell>
            <draw:frame draw:z-index="3" draw:name="Chart 5" draw:style-name="gr1" svg:width="5.926in" svg:height="2.9661in" svg:x="0.3724in" svg:y="0.1488in">
              <draw:object draw:notify-on-update-of-ranges="Sheet1.F4:Sheet1.I4 Sheet1.F5:Sheet1.I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8"/>
          <table:table-cell>
            <draw:frame draw:z-index="5" draw:name="Chart 7" draw:style-name="gr1" svg:width="5.9102in" svg:height="2.9642in" svg:x="0.1343in" svg:y="0.0594in">
              <draw:object draw:notify-on-update-of-ranges="Sheet1.B4:Sheet1.E4 Sheet1.B5:Sheet1.E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9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0"/>
          <table:table-cell>
            <draw:frame draw:z-index="4" draw:name="Chart 6" draw:style-name="gr1" svg:width="4.9555in" svg:height="2.9602in" svg:x="0.5709in" svg:y="0.0701in">
              <draw:object draw:notify-on-update-of-ranges="Sheet1.A20:Sheet1.A25 Sheet1.B20:Sheet1.B2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1-12-11T19:32:38Z</meta:creation-date>
    <dc:date>2022-05-11T19:26:40.753859041</dc:date>
    <meta:editing-cycles>5</meta:editing-cycles>
    <meta:editing-duration>PT30M32S</meta:editing-duration>
    <meta:document-statistic meta:table-count="1" meta:cell-count="74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svg:stroke-width="0.026cm" svg:stroke-color="#4472c4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ffc000" svg:stroke-linecap="round" draw:fill="none" draw:fill-color="#ffc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147cm" svg:height="9.478cm" xlink:href=".." xlink:type="simple" chart:class="chart:line" chart:row-mapping="1 0" chart:style-name="ch1">
        <chart:title svg:x="6.293cm" svg:y="0.325cm" chart:style-name="ch2">
          <text:p>CPU vs GPU</text:p>
        </chart:title>
        <chart:legend chart:legend-position="end" svg:x="12.602cm" svg:y="3.972cm" style:legend-expansion="custom" svg:width="1.608cm" svg:height="1.103cm" style:legend-expansion-aspect-ratio="1.45784224841342" chart:style-name="ch3"/>
        <chart:plot-area chart:style-name="ch4" table:cell-range-address="Sheet1.B1:Sheet1.E1 Sheet1.B4:Sheet1.E5" chart:data-source-has-labels="row" svg:x="1.313cm" svg:y="1.049cm" svg:width="11.387cm" svg:height="7.391cm">
          <chart:coordinate-region svg:x="1.573cm" svg:y="1.209cm" svg:width="10.728cm" svg:height="6.663cm"/>
          <chart:axis chart:dimension="x" chart:name="primary-x" chart:style-name="ch5" chartooo:axis-type="text">
            <chart:title svg:x="6.241cm" svg:y="8.629cm" chart:style-name="ch6">
              <text:p>image size</text:p>
            </chart:title>
            <chart:categories table:cell-range-address="Sheet1.B1:Sheet1.E1"/>
          </chart:axis>
          <chart:axis chart:dimension="y" chart:name="primary-y" chart:style-name="ch7">
            <chart:title svg:x="0.455cm" svg:y="5.496cm" chart:style-name="ch8">
              <text:p>timae(ms)</text:p>
            </chart:title>
            <chart:grid chart:style-name="ch9" chart:class="major"/>
          </chart:axis>
          <chart:series chart:style-name="ch10" chart:values-cell-range-address="Sheet1.B5:Sheet1.E5" chart:class="chart:line">
            <chart:data-point chart:repeated="4"/>
          </chart:series>
          <chart:series chart:style-name="ch11" chart:values-cell-range-address="Sheet1.B4:Sheet1.E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Sheet1.B1:Sheet1.E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21165">
                <text:p>0.21165</text:p>
                <draw:g>
                  <svg:desc>Sheet1.B5:Sheet1.E5</svg:desc>
                </draw:g>
              </table:table-cell>
              <table:table-cell office:value-type="float" office:value="0.83148">
                <text:p>0.83148</text:p>
              </table:table-cell>
              <table:table-cell office:value-type="float" office:value="3.32565">
                <text:p>3.32565</text:p>
              </table:table-cell>
              <table:table-cell office:value-type="float" office:value="16.1038">
                <text:p>16.1038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68">
                <text:p>0.068</text:p>
                <draw:g>
                  <svg:desc>Sheet1.B4:Sheet1.E4</svg:desc>
                </draw:g>
              </table:table-cell>
              <table:table-cell office:value-type="float" office:value="0.084096">
                <text:p>0.084096</text:p>
              </table:table-cell>
              <table:table-cell office:value-type="float" office:value="0.199744">
                <text:p>0.199744</text:p>
              </table:table-cell>
              <table:table-cell office:value-type="float" office:value="0.635488">
                <text:p>0.635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a2" draw:style="linear" draw:start-color="#afafaf" draw:end-color="#a5a5a5" draw:start-intensity="100%" draw:end-intensity="100%" draw:angle="0deg" draw:border="0%"/>
    <draw:gradient draw:name="a3" draw:style="linear" draw:start-color="#f18c55" draw:end-color="#f67b28" draw:start-intensity="100%" draw:end-intensity="100%" draw:angle="0deg" draw:border="0%"/>
    <draw:gradient draw:name="a4" draw:style="linear" draw:start-color="#f18c55" draw:end-color="#f67b28" draw:start-intensity="100%" draw:end-intensity="100%" draw:angle="0deg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solid" svg:stroke-width="0.026cm" svg:stroke-color="#e0e5eb"/>
    </style:style>
    <style:style style:name="ch2" style:family="chart">
      <style:chart-properties chart:auto-position="true" style:rotation-angle="0"/>
      <style:text-properties fo:color="#44546a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three-dimensional="true" chart:deep="true" chart:auto-position="true" chart:auto-size="true" chart:treat-empty-cells="leave-gap" chart:series-source="rows" chart:right-angled-axes="tru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e0e5eb"/>
      <style:text-properties fo:color="#44546a" style:text-position="0% 100%" fo:font-family="Calibri" fo:font-size="9pt" style:font-size-asian="9pt" style:font-size-complex="9pt"/>
    </style:style>
    <style:style style:name="ch5" style:family="chart">
      <style:chart-properties style:rotation-angle="0"/>
      <style:text-properties fo:color="#44546a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61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44546a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e0e5eb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26cm" svg:stroke-color="#e0e5eb"/>
      <style:text-properties fo:color="#44546a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="gradient" draw:fill-gradient-name="a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gradient" draw:fill-gradient-name="a4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5.037cm" svg:height="7.523cm" xlink:href=".." xlink:type="simple" chart:class="chart:bar" chart:style-name="ch1">
        <chart:title svg:x="6.066cm" svg:y="0.285cm" chart:style-name="ch2">
          <text:p>CPU vs GPU</text:p>
        </chart:title>
        <chart:plot-area chart:style-name="ch3" table:cell-range-address="Sheet1.B4:Sheet1.E5" svg:x="0.3cm" svg:y="1.33cm" svg:width="12.804cm" svg:height="5.114cm" dr3d:transform="matrix (0.995644463827421 -0.0298087209776663 -0.0883376579012785 0.0368334288445055 0.996194774593609 0.0789890472910307 0.0856469507301013 -0.0818987864749144 0.99295376962101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:coordinate-region svg:x="0.87cm" svg:y="1.33cm" svg:width="11.263cm" svg:height="4.5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6.31cm" svg:y="6.568cm" chart:style-name="ch5">
              <text:p>image size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>
            <chart:title svg:x="0.39cm" svg:y="3.114cm" chart:style-name="ch5">
              <text:p>time(ms)</text:p>
            </chart:title>
          </chart:axis>
          <chart:series chart:style-name="ch9" chart:values-cell-range-address="Sheet1.B4:Sheet1.E4" chart:class="chart:bar">
            <chart:data-point chart:repeated="4"/>
          </chart:series>
          <chart:series chart:style-name="ch10" chart:values-cell-range-address="Sheet1.B5:Sheet1.E5" chart:class="chart:bar">
            <chart:data-point chart:repeated="4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68">
                <text:p>0.068</text:p>
                <draw:g>
                  <svg:desc>Sheet1.B4:Sheet1.E4</svg:desc>
                </draw:g>
              </table:table-cell>
              <table:table-cell office:value-type="float" office:value="0.084096">
                <text:p>0.084096</text:p>
              </table:table-cell>
              <table:table-cell office:value-type="float" office:value="0.199744">
                <text:p>0.199744</text:p>
              </table:table-cell>
              <table:table-cell office:value-type="float" office:value="0.635488">
                <text:p>0.63548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21165">
                <text:p>0.21165</text:p>
                <draw:g>
                  <svg:desc>Sheet1.B5:Sheet1.E5</svg:desc>
                </draw:g>
              </table:table-cell>
              <table:table-cell office:value-type="float" office:value="0.83148">
                <text:p>0.83148</text:p>
              </table:table-cell>
              <table:table-cell office:value-type="float" office:value="3.32565">
                <text:p>3.32565</text:p>
              </table:table-cell>
              <table:table-cell office:value-type="float" office:value="16.1038">
                <text:p>16.10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a2" draw:style="linear" draw:start-color="#afafaf" draw:end-color="#a5a5a5" draw:start-intensity="100%" draw:end-intensity="100%" draw:angle="0deg" draw:border="0%"/>
    <draw:gradient draw:name="a3" draw:style="linear" draw:start-color="#f18c55" draw:end-color="#f67b28" draw:start-intensity="100%" draw:end-intensity="100%" draw:angle="0deg" draw:border="0%"/>
    <draw:gradient draw:name="a4" draw:style="linear" draw:start-color="#f18c55" draw:end-color="#f67b28" draw:start-intensity="100%" draw:end-intensity="100%" draw:angle="0deg" draw:border="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svg:stroke-width="0.026cm" svg:stroke-color="#4472c4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ffc000" svg:stroke-linecap="round" draw:fill="none" draw:fill-color="#ffc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147cm" svg:height="9.478cm" xlink:href=".." xlink:type="simple" chart:class="chart:line" chart:row-mapping="1 0" chart:style-name="ch1">
        <chart:title svg:x="6.293cm" svg:y="0.325cm" chart:style-name="ch2">
          <text:p>CPU vs GPU</text:p>
        </chart:title>
        <chart:legend chart:legend-position="end" svg:x="12.602cm" svg:y="3.972cm" style:legend-expansion="custom" svg:width="1.619cm" svg:height="1.154cm" style:legend-expansion-aspect-ratio="1.40294627383016" chart:style-name="ch3"/>
        <chart:plot-area chart:style-name="ch4" table:cell-range-address="Sheet1.B1:Sheet1.E1 Sheet1.B4:Sheet1.E5" chart:data-source-has-labels="row" svg:x="1.313cm" svg:y="1.049cm" svg:width="11.387cm" svg:height="7.391cm">
          <chart:coordinate-region svg:x="1.573cm" svg:y="1.209cm" svg:width="10.728cm" svg:height="6.663cm"/>
          <chart:axis chart:dimension="x" chart:name="primary-x" chart:style-name="ch5" chartooo:axis-type="text">
            <chart:title svg:x="6.241cm" svg:y="8.629cm" chart:style-name="ch6">
              <text:p>image size</text:p>
            </chart:title>
            <chart:categories table:cell-range-address="Sheet1.B1:Sheet1.E1"/>
          </chart:axis>
          <chart:axis chart:dimension="y" chart:name="primary-y" chart:style-name="ch7">
            <chart:title svg:x="0.455cm" svg:y="5.496cm" chart:style-name="ch8">
              <text:p>timae(ms)</text:p>
            </chart:title>
            <chart:grid chart:style-name="ch9" chart:class="major"/>
          </chart:axis>
          <chart:series chart:style-name="ch10" chart:values-cell-range-address="Sheet1.B5:Sheet1.E5" chart:class="chart:line">
            <chart:data-point chart:repeated="4"/>
          </chart:series>
          <chart:series chart:style-name="ch11" chart:values-cell-range-address="Sheet1.B4:Sheet1.E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Sheet1.B1:Sheet1.E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21165">
                <text:p>0.21165</text:p>
                <draw:g>
                  <svg:desc>Sheet1.B5:Sheet1.E5</svg:desc>
                </draw:g>
              </table:table-cell>
              <table:table-cell office:value-type="float" office:value="0.83148">
                <text:p>0.83148</text:p>
              </table:table-cell>
              <table:table-cell office:value-type="float" office:value="3.32565">
                <text:p>3.32565</text:p>
              </table:table-cell>
              <table:table-cell office:value-type="float" office:value="16.1038">
                <text:p>16.1038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68">
                <text:p>0.068</text:p>
                <draw:g>
                  <svg:desc>Sheet1.B4:Sheet1.E4</svg:desc>
                </draw:g>
              </table:table-cell>
              <table:table-cell office:value-type="float" office:value="0.084096">
                <text:p>0.084096</text:p>
              </table:table-cell>
              <table:table-cell office:value-type="float" office:value="0.199744">
                <text:p>0.199744</text:p>
              </table:table-cell>
              <table:table-cell office:value-type="float" office:value="0.635488">
                <text:p>0.6354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a2" draw:style="linear" draw:start-color="#afafaf" draw:end-color="#a5a5a5" draw:start-intensity="100%" draw:end-intensity="100%" draw:angle="0deg" draw:border="0%"/>
    <draw:gradient draw:name="a3" draw:style="linear" draw:start-color="#f18c55" draw:end-color="#f67b28" draw:start-intensity="100%" draw:end-intensity="100%" draw:angle="0deg" draw:border="0%"/>
    <draw:gradient draw:name="a4" draw:style="linear" draw:start-color="#f18c55" draw:end-color="#f67b28" draw:start-intensity="100%" draw:end-intensity="100%" draw:angle="0deg" draw:border="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solid" svg:stroke-width="0.026cm" svg:stroke-color="#e0e5eb"/>
    </style:style>
    <style:style style:name="ch2" style:family="chart">
      <style:chart-properties chart:auto-position="true" style:rotation-angle="0"/>
      <style:text-properties fo:color="#44546a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three-dimensional="true" chart:deep="true" chart:auto-position="true" chart:auto-size="true" chart:treat-empty-cells="leave-gap" chart:series-source="rows" chart:right-angled-axes="tru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e0e5eb"/>
      <style:text-properties fo:color="#44546a" style:text-position="0% 100%" fo:font-family="Calibri" fo:font-size="9pt" style:font-size-asian="9pt" style:font-size-complex="9pt"/>
    </style:style>
    <style:style style:name="ch5" style:family="chart">
      <style:chart-properties style:rotation-angle="0"/>
      <style:text-properties fo:color="#44546a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61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44546a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e0e5eb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26cm" svg:stroke-color="#e0e5eb"/>
      <style:text-properties fo:color="#44546a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="gradient" draw:fill-gradient-name="a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gradient" draw:fill-gradient-name="a4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5.052cm" svg:height="7.534cm" xlink:href=".." xlink:type="simple" chart:class="chart:bar" chart:style-name="ch1">
        <chart:title svg:x="6.074cm" svg:y="0.285cm" chart:style-name="ch2">
          <text:p>CPU vs GPU</text:p>
        </chart:title>
        <chart:plot-area chart:style-name="ch3" table:cell-range-address="Sheet1.F4:Sheet1.I5" svg:x="0.301cm" svg:y="1.33cm" svg:width="12.816cm" svg:height="5.125cm" dr3d:transform="matrix (0.995644463827421 -0.0298087209776663 -0.0883376579012785 0.0368334288445055 0.996194774593609 0.0789890472910307 0.0856469507301013 -0.0818987864749144 0.99295376962101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:coordinate-region svg:x="1.332cm" svg:y="1.33cm" svg:width="10.816cm" svg:height="4.55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6.316cm" svg:y="6.578cm" chart:style-name="ch5">
              <text:p>image size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>
            <chart:title svg:x="0.391cm" svg:y="3.118cm" chart:style-name="ch5">
              <text:p>time(ms)</text:p>
            </chart:title>
          </chart:axis>
          <chart:series chart:style-name="ch9" chart:values-cell-range-address="Sheet1.F4:Sheet1.I4" chart:class="chart:bar">
            <chart:data-point chart:repeated="4"/>
          </chart:series>
          <chart:series chart:style-name="ch10" chart:values-cell-range-address="Sheet1.F5:Sheet1.I5" chart:class="chart:bar">
            <chart:data-point chart:repeated="4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.362528">
                <text:p>2.362528</text:p>
                <draw:g>
                  <svg:desc>Sheet1.F4:Sheet1.I4</svg:desc>
                </draw:g>
              </table:table-cell>
              <table:table-cell office:value-type="float" office:value="9.64848">
                <text:p>9.64848</text:p>
              </table:table-cell>
              <table:table-cell office:value-type="float" office:value="37.788734">
                <text:p>37.788734</text:p>
              </table:table-cell>
              <table:table-cell office:value-type="float" office:value="148.552292">
                <text:p>148.55229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22.014">
                <text:p>122.014</text:p>
                <draw:g>
                  <svg:desc>Sheet1.F5:Sheet1.I5</svg:desc>
                </draw:g>
              </table:table-cell>
              <table:table-cell office:value-type="float" office:value="617.61">
                <text:p>617.61</text:p>
              </table:table-cell>
              <table:table-cell office:value-type="float" office:value="2549.32">
                <text:p>2549.32</text:p>
              </table:table-cell>
              <table:table-cell office:value-type="float" office:value="25170.4">
                <text:p>2517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a2" draw:style="linear" draw:start-color="#afafaf" draw:end-color="#a5a5a5" draw:start-intensity="100%" draw:end-intensity="100%" draw:angle="0deg" draw:border="0%"/>
    <draw:gradient draw:name="a3" draw:style="linear" draw:start-color="#f18c55" draw:end-color="#f67b28" draw:start-intensity="100%" draw:end-intensity="100%" draw:angle="0deg" draw:border="0%"/>
    <draw:gradient draw:name="a4" draw:style="linear" draw:start-color="#f18c55" draw:end-color="#f67b28" draw:start-intensity="100%" draw:end-intensity="100%" draw:angle="0deg" draw:border="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5b8e39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87cm" svg:height="7.519cm" xlink:href=".." xlink:type="simple" chart:class="chart:bar" chart:style-name="ch1">
        <chart:title svg:x="4.828cm" svg:y="0.286cm" chart:style-name="ch2">
          <text:p>max accuracy</text:p>
        </chart:title>
        <chart:legend chart:legend-position="bottom" svg:x="5.421cm" svg:y="6.999cm" style:legend-expansion="wide" chart:style-name="ch3"/>
        <chart:plot-area chart:style-name="ch4" table:cell-range-address="Sheet1.A20:Sheet1.B25" chart:data-source-has-labels="column" svg:x="0.251cm" svg:y="1.235cm" svg:width="12.085cm" svg:height="5.43cm">
          <chart:coordinate-region svg:x="0.67cm" svg:y="1.396cm" svg:width="11.666cm" svg:height="5.11cm"/>
          <chart:axis chart:dimension="x" chart:name="primary-x" chart:style-name="ch5" chartooo:axis-type="text">
            <chart:categories table:cell-range-address="Sheet1.A20:Sheet1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0:Sheet1.B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0:Sheet1.A25</svg:desc>
                </draw:g>
              </table:table-cell>
              <table:table-cell office:value-type="float" office:value="NaN">
                <text:p>NaN</text:p>
                <draw:g>
                  <svg:desc>Sheet1.B20:Sheet1.B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a2" draw:style="linear" draw:start-color="#afafaf" draw:end-color="#a5a5a5" draw:start-intensity="100%" draw:end-intensity="100%" draw:angle="0deg" draw:border="0%"/>
    <draw:gradient draw:name="a3" draw:style="linear" draw:start-color="#f18c55" draw:end-color="#f67b28" draw:start-intensity="100%" draw:end-intensity="100%" draw:angle="0deg" draw:border="0%"/>
    <draw:gradient draw:name="a4" draw:style="linear" draw:start-color="#f18c55" draw:end-color="#f67b28" draw:start-intensity="100%" draw:end-intensity="100%" draw:angle="0deg" draw:border="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solid" svg:stroke-width="0.026cm" svg:stroke-color="#e0e5eb"/>
    </style:style>
    <style:style style:name="ch2" style:family="chart">
      <style:chart-properties chart:three-dimensional="true" chart:deep="true" chart:treat-empty-cells="leave-gap" chart:series-source="rows" chart:right-angled-axes="true"/>
      <style:graphic-properties draw:stroke="none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e0e5eb"/>
      <style:text-properties fo:color="#44546a" style:text-position="0% 100%" fo:font-family="Calibri" fo:font-size="9pt" style:font-size-asian="9pt" style:font-size-complex="9pt"/>
    </style:style>
    <style:style style:name="ch4" style:family="chart">
      <style:chart-properties style:rotation-angle="0"/>
      <style:text-properties fo:color="#44546a" style:text-position="0% 100%" fo:font-family="Calibri" fo:font-size="9pt" fo:font-weight="bold" style:font-size-asian="9pt" style:font-weight-asian="bold" style:font-size-complex="9pt" style:font-weight-complex="bold"/>
    </style:style>
    <style:style style:name="ch5" style:family="chart" style:data-style-name="N61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44546a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e0e5eb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26cm" svg:stroke-color="#e0e5eb"/>
      <style:text-properties fo:color="#44546a" style:text-position="0% 100%" fo:font-family="Calibri"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="gradient" draw:fill-gradient-name="a3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</office:automatic-styles>
  <office:body>
    <office:chart>
      <chart:chart svg:width="15.012cm" svg:height="7.529cm" xlink:href=".." xlink:type="simple" chart:class="chart:bar" chart:style-name="ch1">
        <chart:plot-area chart:style-name="ch2" table:cell-range-address="Sheet1.B4:Sheet1.E5" svg:x="1.023cm" svg:y="0cm" svg:width="13.954cm" svg:height="6.454cm" dr3d:transform="matrix (0.995644463827421 -0.0298087209776663 -0.0883376579012785 0.0368334288445055 0.996194774593609 0.0789890472910307 0.0856469507301013 -0.0818987864749144 0.99295376962101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:coordinate-region svg:x="1.549cm" svg:y="0cm" svg:width="12.523cm" svg:height="5.8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>
            <chart:title svg:x="6.299cm" svg:y="6.574cm" chart:style-name="ch4">
              <text:p>image size</text:p>
            </chart:title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>
            <chart:title svg:x="0.39cm" svg:y="3.116cm" chart:style-name="ch4">
              <text:p>time(ms)</text:p>
            </chart:title>
          </chart:axis>
          <chart:series chart:style-name="ch8" chart:values-cell-range-address="Sheet1.B4:Sheet1.E4" chart:class="chart:bar">
            <chart:data-point chart:repeated="4"/>
          </chart:series>
          <chart:series chart:style-name="ch9" chart:values-cell-range-address="Sheet1.B5:Sheet1.E5" chart:class="chart:bar">
            <chart:data-point chart:repeated="4"/>
          </chart:series>
          <chart:wall chart:style-name="ch10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68">
                <text:p>0.068</text:p>
                <draw:g>
                  <svg:desc>Sheet1.B4:Sheet1.E4</svg:desc>
                </draw:g>
              </table:table-cell>
              <table:table-cell office:value-type="float" office:value="0.084096">
                <text:p>0.084096</text:p>
              </table:table-cell>
              <table:table-cell office:value-type="float" office:value="0.199744">
                <text:p>0.199744</text:p>
              </table:table-cell>
              <table:table-cell office:value-type="float" office:value="0.635488">
                <text:p>0.63548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21165">
                <text:p>0.21165</text:p>
                <draw:g>
                  <svg:desc>Sheet1.B5:Sheet1.E5</svg:desc>
                </draw:g>
              </table:table-cell>
              <table:table-cell office:value-type="float" office:value="0.83148">
                <text:p>0.83148</text:p>
              </table:table-cell>
              <table:table-cell office:value-type="float" office:value="3.32565">
                <text:p>3.32565</text:p>
              </table:table-cell>
              <table:table-cell office:value-type="float" office:value="16.1038">
                <text:p>16.10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a2" draw:style="linear" draw:start-color="#afafaf" draw:end-color="#a5a5a5" draw:start-intensity="100%" draw:end-intensity="100%" draw:angle="0deg" draw:border="0%"/>
    <draw:gradient draw:name="a3" draw:style="linear" draw:start-color="#f18c55" draw:end-color="#f67b28" draw:start-intensity="100%" draw:end-intensity="100%" draw:angle="0deg" draw:border="0%"/>
    <draw:gradient draw:name="a4" draw:style="linear" draw:start-color="#f18c55" draw:end-color="#f67b28" draw:start-intensity="100%" draw:end-intensity="100%" draw:angle="0deg" draw:border="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svg:stroke-width="0.026cm" svg:stroke-color="#4472c4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deep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</office:automatic-styles>
  <office:body>
    <office:chart>
      <chart:chart svg:width="19.226cm" svg:height="11.994cm" xlink:href=".." xlink:type="simple" chart:class="chart:line" chart:style-name="ch1">
        <chart:title svg:x="6.359cm" svg:y="0.54cm" chart:style-name="ch2">
          <text:p>Accuracy(max image size)</text:p>
        </chart:title>
        <chart:legend chart:legend-position="end" svg:x="16.681cm" svg:y="0.473cm" style:legend-expansion="custom" svg:width="1.583cm" svg:height="1.191cm" style:legend-expansion-aspect-ratio="1.32913518052057" chart:style-name="ch3"/>
        <chart:plot-area chart:style-name="ch4" table:cell-range-address="Sheet1.B20:Sheet1.B29 Sheet1.D20:Sheet1.D29" svg:x="2.005cm" svg:y="0.02cm" svg:width="17.216cm" svg:height="11.002cm" dr3d:transform="matrix (0.995644463827421 -0.0298087209776663 -0.0883376579012785 0.0368334288445055 0.996194774593609 0.0789890472910307 0.0856469507301013 -0.0818987864749144 0.99295376962101 0cm 0cm 0cm)" dr3d:vrp="(25200.9704004218 14678.5865814625 35147.5888210462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:coordinate-region svg:x="2.909cm" svg:y="0.02cm" svg:width="14.987cm" svg:height="10.4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6.944cm" svg:y="9.653cm" chart:style-name="ch6">
              <text:p>filter radius</text:p>
            </chart:title>
          </chart:axis>
          <chart:axis chart:dimension="y" chart:name="primary-y" chart:style-name="ch7">
            <chart:title svg:x="1.065cm" svg:y="6.141cm" chart:style-name="ch8">
              <text:p>timae(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heet1.B20:Sheet1.B29" chart:class="chart:line">
            <chart:data-point chart:repeated="10"/>
          </chart:series>
          <chart:series chart:style-name="ch12" chart:values-cell-range-address="Sheet1.D20:Sheet1.D29" chart:class="chart:line">
            <chart:data-point chart:repeated="10"/>
          </chart:series>
          <chart:wall chart:style-name="ch13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0:Sheet1.B29</svg:desc>
                </draw:g>
              </table:table-cell>
              <table:table-cell office:value-type="float" office:value="NaN">
                <text:p>NaN</text:p>
                <draw:g>
                  <svg:desc>Sheet1.D20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a2" draw:style="linear" draw:start-color="#afafaf" draw:end-color="#a5a5a5" draw:start-intensity="100%" draw:end-intensity="100%" draw:angle="0deg" draw:border="0%"/>
    <draw:gradient draw:name="a3" draw:style="linear" draw:start-color="#f18c55" draw:end-color="#f67b28" draw:start-intensity="100%" draw:end-intensity="100%" draw:angle="0deg" draw:border="0%"/>
    <draw:gradient draw:name="a4" draw:style="linear" draw:start-color="#f18c55" draw:end-color="#f67b28" draw:start-intensity="100%" draw:end-intensity="100%" draw:angle="0deg" draw:border="0%"/>
  </office:styles>
</office:document-styles>
</file>